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_test_2_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al</text:p>
          </table:table-cell>
          <table:table-cell office:value-type="string" calcext:value-type="string">
            <text:p>Ángulo</text:p>
          </table:table-cell>
          <table:table-cell office:value-type="string" calcext:value-type="string">
            <text:p>R1_km</text:p>
          </table:table-cell>
          <table:table-cell office:value-type="string" calcext:value-type="string">
            <text:p>R2_km</text:p>
          </table:table-cell>
          <table:table-cell office:value-type="string" calcext:value-type="string">
            <text:p>Diferencia_k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" calcext:value-type="float">
            <text:p>0.5</text:p>
          </table:table-cell>
          <table:table-cell office:value-type="float" office:value="-0.269230769230769" calcext:value-type="float">
            <text:p>-0.26923076923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129807692307692" calcext:value-type="float">
            <text:p>-0.1298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" calcext:value-type="float">
            <text:p>0.5</text:p>
          </table:table-cell>
          <table:table-cell office:value-type="float" office:value="-0.269230769230769" calcext:value-type="float">
            <text:p>-0.269230769230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254807692307692" calcext:value-type="float">
            <text:p>-0.2548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254807692307692" calcext:value-type="float">
            <text:p>-0.2548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00961538461539" calcext:value-type="float">
            <text:p>-0.10096153846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00961538461539" calcext:value-type="float">
            <text:p>-0.10096153846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254807692307692" calcext:value-type="float">
            <text:p>-0.2548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177884615384615" calcext:value-type="float">
            <text:p>-0.1778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528846153846154" calcext:value-type="float">
            <text:p>-0.05288461538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" calcext:value-type="float">
            <text:p>0.5</text:p>
          </table:table-cell>
          <table:table-cell office:value-type="float" office:value="-0.269230769230769" calcext:value-type="float">
            <text:p>-0.269230769230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" calcext:value-type="float">
            <text:p>26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" calcext:value-type="float">
            <text:p>27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5" calcext:value-type="float">
            <text:p>0.5</text:p>
          </table:table-cell>
          <table:table-cell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538461538461539" calcext:value-type="float">
            <text:p>0.538461538461539</text:p>
          </table:table-cell>
          <table:table-cell office:value-type="float" office:value="0.5" calcext:value-type="float">
            <text:p>0.5</text:p>
          </table:table-cell>
          <table:table-cell office:value-type="float" office:value="-0.0384615384615386" calcext:value-type="float">
            <text:p>-0.0384615384615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605" meta:object-count="0"/>
    <meta:generator>LibreOffice/24.2.6.2$Linux_X86_64 LibreOffice_project/ef66aa7e36a1bb8e65bfbc63aba53045a14d0871</meta:generator>
  </office:meta>
</office:document-meta>
</file>